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</office:automatic-styles>
  <office:body>
    <office:text>
      <text:p text:style-name="Title">Contributing Guideline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28, 2021 (07:03:24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how-can-i-contribute"/>How can I contribute?<text:bookmark-end text:name="how-can-i-contribute"/></text:h>
      <text:h text:style-name="Heading_20_3" text:outline-level="3"><text:bookmark-start text:name="if-you-are-a-student"/>If you are a student<text:bookmark-end text:name="if-you-are-a-student"/></text:h>
      <text:p text:style-name="First_20_paragraph">We would like to hear your thoughts on this resource to understand how to make it better for you and your fellow students. If you encounter a mistake, run into an issue while using the resource, or find it missing something important, you can contribute by providing feedback in one of the following ways:</text:p>
      <text:list text:style-name="L1">
        <text:list-item>
          <text:p text:style-name="P1">talk to your instructor about the issue</text:p>
        </text:list-item>
        <text:list-item>
          <text:p text:style-name="P1">talk to your section’s UCA about the issue</text:p>
        </text:list-item>
        <text:list-item>
          <text:p text:style-name="P1">leave feedback on this website on the page where you notice the issue</text:p>
        </text:list-item>
        <text:list-item>
          <text:p text:style-name="P1"><text:a xlink:type="simple" xlink:href="https://github.com/csci-1301/csci-1301.github.io/issues/new/choose" office:name=""><text:span text:style-name="Definition">Open an issue</text:span></text:a></text:p>
        </text:list-item>
        <text:list-item>
          <text:p text:style-name="P1">print the resource and identify the issue, then hand it to your instructor or UCA</text:p>
        </text:list-item>
      </text:list>
      <text:p text:style-name="First_20_paragraph">If you have suggestions on how to make it better, we encourage you to share those ideas too.</text:p>
      <text:h text:style-name="Heading_20_3" text:outline-level="3"><text:bookmark-start text:name="if-you-are-an-instructor"/>If you are an instructor<text:bookmark-end text:name="if-you-are-an-instructor"/></text:h>
      <text:p text:style-name="First_20_paragraph">You will need to have a <text:a xlink:type="simple" xlink:href="https://github.com/" office:name=""><text:span text:style-name="Definition">Github account</text:span></text:a>. Next contact any of the <text:a xlink:type="simple" xlink:href="about#authors" office:name=""><text:span text:style-name="Definition">authors</text:span></text:a> of this resource over email, provide your Github username, and request an invitation to be added to the instructors team.</text:p>
      <text:h text:style-name="Heading_20_3" text:outline-level="3"><text:bookmark-start text:name="if-you-are-a-uca"/>If you are a UCA<text:bookmark-end text:name="if-you-are-a-uca"/></text:h>
      <text:p text:style-name="First_20_paragraph">You will need to have a <text:a xlink:type="simple" xlink:href="https://github.com/" office:name=""><text:span text:style-name="Definition">Github account</text:span></text:a>. Next ask your course section instructor to invite you to the 1301 UCAs team. Your instructor needs your Github username to send you the invitation.</text:p>
      <text:h text:style-name="Heading_20_3" text:outline-level="3"><text:bookmark-start text:name="if-you-are-an-outside-collaborator"/>If you are an outside collaborator<text:bookmark-end text:name="if-you-are-an-outside-collaborator"/></text:h>
      <text:p text:style-name="First_20_paragraph">When you have identified a mistake in this resource and want to notify the authors, leave feedback on this website on the page where you notice the issue or <text:a xlink:type="simple" xlink:href="https://github.com/csci-1301/csci-1301.github.io/issues/new/choose" office:name=""><text:span text:style-name="Definition">open an issue</text:span></text:a> explaining the issue.</text:p>
      <text:p text:style-name="Text_20_body">If you want to make edits yourself, you can <text:a xlink:type="simple" xlink:href="https://github.com/csci-1301/csci-1301.github.io/fork" office:name=""><text:span text:style-name="Definition">fork</text:span></text:a> the source code, make edits, then open a <text:a xlink:type="simple" xlink:href="https://github.com/csci-1301/csci-1301.github.io/pulls" office:name=""><text:span text:style-name="Definition">pull request</text:span></text:a> for us to review.</text:p>
      <text:h text:style-name="Heading_20_2" text:outline-level="2"><text:bookmark-start text:name="next-steps-for-editors"/>Next steps for editors<text:bookmark-end text:name="next-steps-for-editors"/></text:h>
      <text:p text:style-name="First_20_paragraph">If you are looking to edit this resource and making your first contribution, read through the <text:a xlink:type="simple" xlink:href="user_guide.html" office:name=""><text:span text:style-name="Definition">user guide</text:span></text:a>. It explains:</text:p>
      <text:list text:style-name="L2">
        <text:list-item>
          <text:p text:style-name="P2">how to locate different resources</text:p>
        </text:list-item>
        <text:list-item>
          <text:p text:style-name="P2">how to edit the resources</text:p>
        </text:list-item>
        <text:list-item>
          <text:p text:style-name="P2">how to label content</text:p>
        </text:list-item>
      </text:list>
      <text:p text:style-name="First_20_paragraph">Following the user guide will help to ensure your edits meet the expected quality guidelines and can be integrated into the existing resource with eas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Contributing Guideline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28T23:03:31Z</meta:creation-date>
    <dc:date>2021-06-28T23:03:31Z</dc:date>
    <meta:user-defined meta:name="date" meta:value-type="string">June  28, 2021 (07:03:24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